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size="10pt" style:font-size-asian="8.75pt" style:font-size-complex="10pt"/>
    </style:style>
    <style:style style:name="P2" style:family="paragraph" style:parent-style-name="Heading_20_3">
      <style:paragraph-properties fo:margin-top="0cm" fo:margin-bottom="0.247cm" style:contextual-spacing="false" fo:line-height="115%"/>
      <style:text-properties fo:font-size="10pt" style:font-size-asian="8.75pt" style:font-size-complex="10pt"/>
    </style:style>
    <style:style style:name="P3" style:family="paragraph" style:parent-style-name="Text_20_body">
      <style:text-properties fo:font-size="10pt" style:font-size-asian="8.75pt" style:font-size-complex="10pt"/>
    </style:style>
    <style:style style:name="P4" style:family="paragraph" style:parent-style-name="Text_20_body" style:list-style-name="L1">
      <style:paragraph-properties fo:margin-top="0cm" fo:margin-bottom="0cm" style:contextual-spacing="false"/>
      <style:text-properties fo:font-size="10pt" style:font-size-asian="8.75pt" style:font-size-complex="10pt"/>
    </style:style>
    <style:style style:name="P5" style:family="paragraph" style:parent-style-name="Text_20_body" style:list-style-name="L1">
      <style:text-properties fo:font-size="10pt" style:font-size-asian="8.75pt" style:font-size-complex="10pt"/>
    </style:style>
    <style:style style:name="P6" style:family="paragraph" style:parent-style-name="Text_20_body" style:list-style-name="L2">
      <style:paragraph-properties fo:margin-top="0cm" fo:margin-bottom="0cm" style:contextual-spacing="false"/>
      <style:text-properties fo:font-size="10pt" style:font-size-asian="8.75pt" style:font-size-complex="10pt"/>
    </style:style>
    <style:style style:name="P7" style:family="paragraph" style:parent-style-name="Text_20_body" style:list-style-name="L2">
      <style:text-properties fo:font-size="10pt" style:font-size-asian="8.75pt" style:font-size-complex="10pt"/>
    </style:style>
    <style:style style:name="P8" style:family="paragraph" style:parent-style-name="Text_20_body" style:list-style-name="L3">
      <style:paragraph-properties fo:margin-top="0cm" fo:margin-bottom="0cm" style:contextual-spacing="false"/>
      <style:text-properties fo:font-size="10pt" style:font-size-asian="8.75pt" style:font-size-complex="10pt"/>
    </style:style>
    <style:style style:name="P9" style:family="paragraph" style:parent-style-name="Text_20_body" style:list-style-name="L3">
      <style:text-properties fo:font-size="10pt" style:font-size-asian="8.75pt" style:font-size-complex="10pt"/>
    </style:style>
    <style:style style:name="P10" style:family="paragraph" style:parent-style-name="Text_20_body" style:list-style-name="L4">
      <style:paragraph-properties fo:margin-top="0cm" fo:margin-bottom="0cm" style:contextual-spacing="false"/>
      <style:text-properties fo:font-size="10pt" style:font-size-asian="8.75pt" style:font-size-complex="10pt"/>
    </style:style>
    <style:style style:name="P11" style:family="paragraph" style:parent-style-name="Text_20_body" style:list-style-name="L4">
      <style:text-properties fo:font-size="10pt" style:font-size-asian="8.75pt" style:font-size-complex="10pt"/>
    </style:style>
    <style:style style:name="P12" style:family="paragraph" style:parent-style-name="Text_20_body">
      <style:text-properties fo:font-size="10pt" officeooo:paragraph-rsid="001de5aa" style:font-size-asian="8.75pt" style:font-size-complex="10pt"/>
    </style:style>
    <style:style style:name="P13" style:family="paragraph" style:parent-style-name="Text_20_body" style:list-style-name="L5">
      <style:paragraph-properties fo:margin-top="0cm" fo:margin-bottom="0cm" style:contextual-spacing="false"/>
      <style:text-properties fo:font-size="10pt" style:font-size-asian="8.75pt" style:font-size-complex="10pt"/>
    </style:style>
    <style:style style:name="T1" style:family="text">
      <style:text-properties officeooo:rsid="001de5aa"/>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evWeb - Rapport de Projet - Horage</text:h>
      <text:h text:style-name="P2" text:outline-level="3">Introduction</text:h>
      <text:p text:style-name="P3">Dans le cadre de notre projet, nous avons décidé de créer un site web intitulé Horage. Le concept repose sur l'exploration de lieux insolites et effrayants, combinant l'horreur et le voyage (« horreur » et « voyage »). L'objectif principal est de proposer une plateforme intuitive permettant de découvrir des lieux de type urbex, maisons hantées et autres destinations à l'ambiance mystérieuse.</text:p>
      <text:p text:style-name="P3"><text:span text:style-name="Strong_20_Emphasis">Présentation du concept commercial :</text:span> Horage propose une expérience unique en son genre, ciblant les amateurs de sensations fortes et d'exploration. Notre site se différencie des plateformes de tourisme classiques en offrant des destinations peu conventionnelles, tout en garantissant une expérience sécurisée et éthique.</text:p>
      <text:h text:style-name="P2" text:outline-level="3">Organisation et Répartition des Tâches - PHASE 1</text:h>
      <text:p text:style-name="P3">Nous sommes trois membres dans l'équipe : Chady, Zied et Dan. Afin d'optimiser notre travail, nous avons défini une répartition claire des tâches :</text:p>
      <text:list text:style-name="L1">
        <text:list-item>
          <text:p text:style-name="P4">Chady s'est occupé de la charte graphique, de la page d'accueil et de la présentation du site. </text:p>
        </text:list-item>
        <text:list-item>
          <text:p text:style-name="P4">Zied a pris en charge la page de recherche ainsi que la page administrateur. </text:p>
        </text:list-item>
        <text:list-item>
          <text:p text:style-name="P5">Dan a travaillé principalement sur la page de profil et la page de connexion. </text:p>
        </text:list-item>
      </text:list>
      <text:p text:style-name="P3"><text:span text:style-name="Strong_20_Emphasis">Méthodologie de travail :</text:span> Nous avons adopté une approche agile avec des sprints de développement de courte durée, suivis de réunions de validation et d'ajustement. Cette méthode nous a permis de progresser de manière structurée tout en restant flexibles face aux défis rencontrés.</text:p>
      <text:p text:style-name="P3">Au départ, nous avons rencontré quelques difficultés à nous mettre d'accord sur la direction du projet. Plusieurs idées ont été discutées avant que nous choisissions ce thème qui nous semblait le plus intéressant et original.</text:p>
      <text:h text:style-name="P2" text:outline-level="3">Développement et Collaboration</text:h>
      <text:p text:style-name="P3">Nous avons utilisé principalement WhatsApp, Discord et GitHub pour communiquer et organiser notre travail. Ces outils nous ont permis d'échanger efficacement, de partager nos avancées et de résoudre les problèmes rencontrés tout au long du développement.</text:p>
      <text:p text:style-name="P3"><text:span text:style-name="Strong_20_Emphasis">Versionnement et suivi :</text:span> Nous avons régulièrement effectué des commits sur GitHub afin de suivre précisément l'évolution du projet et assurer une bonne coordination. Chaque membre a pu travailler en autonomie tout en intégrant efficacement ses contributions au projet commun.</text:p>
      <text:p text:style-name="P3"><text:span text:style-name="Strong_20_Emphasis">Revues de code :</text:span> Avant chaque fusion majeure, nous avons mis en place des sessions de revue de code pour garantir la qualité et la cohérence du développement.</text:p>
      <text:h text:style-name="P2" text:outline-level="3">Difficultés Rencontrées</text:h>
      <text:p text:style-name="P3">L'un des premiers obstacles fut la définition de la charte graphique. Trouver les bonnes couleurs et harmoniser l'ensemble des pages a demandé plusieurs essais et ajustements. Nous avons cherché à créer une atmosphère immersive tout en maintenant une navigation claire et fluide.</text:p>
      <text:p text:style-name="P3"><text:span text:style-name="Strong_20_Emphasis">Solutions apportées :</text:span> Pour résoudre ce problème, nous avons créé plusieurs maquettes et réalisé des tests utilisateurs simplifiés pour identifier la meilleure approche visuelle.</text:p>
      <text:p text:style-name="P3">D'un point de vue technique, certaines fonctionnalités restent incomplètes à ce stade du projet. Par exemple :</text:p>
      <text:list text:style-name="L2">
        <text:list-item>
          <text:p text:style-name="P6">Certains boutons et liens ne fonctionnent pas encore car ils seront implémentés dans une phase ultérieure. </text:p>
        </text:list-item>
        <text:list-item>
          <text:p text:style-name="P7">Les pages de profil ne sont pas encore affichées sur le site mais restent accessibles via GitHub, en attente de l'intégration des nouvelles fonctionnalités. </text:p>
        </text:list-item>
      </text:list>
      <text:h text:style-name="P2" text:outline-level="3">Organisation et Répartition des Tâches - PHASE 2</text:h>
      <text:p text:style-name="P3">Nous sommes trois membres dans l'équipe : Chady, Zied et Dan. Afin d'optimiser notre travail, nous avons défini une répartition claire des tâches :</text:p>
      <text:list text:style-name="L3">
        <text:list-item>
          <text:p text:style-name="P8">Chady s'est occupé de gérer une grande partie du contenu concernant les voyages proposés sur la plateforme. </text:p>
        </text:list-item>
        <text:list-item>
          <text:p text:style-name="P8"><text:soft-page-break/>Zied a assuré la gestion complète des fonctionnalités de paiement et des pages utilisateur du côté administrateur. </text:p>
        </text:list-item>
        <text:list-item>
          <text:p text:style-name="P9">Dan a travaillé dans la gestion du back-end en PHP, notamment dans le traitement des données utilisateur avec le JSON. </text:p>
        </text:list-item>
      </text:list>
      <text:p text:style-name="P3"><text:span text:style-name="Strong_20_Emphasis">Difficultés techniques :</text:span> Contrairement à la phase 1 avec le CSS et HTML où on pouvait voir les erreurs et les bugs d'affichage, avec le PHP, il était un peu plus difficile de les identifier. Nous avons dû tester le site et ses fonctionnalités à plusieurs reprises pour repérer les problèmes, qu'il s'agisse de noms de variables mal saisis, d'erreurs de syntaxe ou de chemins de fichiers erronés. <text:span text:style-name="T1">Aussi l’organisation était plus compliqué.</text:span></text:p>
      <text:p text:style-name="P3"><text:s/>Nous avons adopté une méthodologie de résolution immédiate des problèmes afin de ne pas les cumuler jusqu'à la fin, ce qui aurait pu les rendre plus difficiles et plus longs à résoudre.</text:p>
      <text:p text:style-name="P3">Pendant cette phase, la plus grosse difficulté était surtout le nombre de fonctionnalités et de pages à ajouter, ce qui nous a fait stresser au début, mais ce stress diminuait au fur et à mesure de notre progression.</text:p>
      <text:p text:style-name="P3"><text:span text:style-name="Strong_20_Emphasis">Incident technique :</text:span> Malheureusement, le PC de Chady a subi une panne imprévue, entraînant des retards dans le développement du projet. Ceci a provoqué quelques oublis et le manque de certains détails dans la version phase 2 du site.</text:p>
      <text:h text:style-name="P2" text:outline-level="3">Organisation et Répartition des Tâches - PHASE 3</text:h>
      <text:p text:style-name="P3">Nous sommes trois membres dans l'équipe : Chady, Zied et Dan. Afin d'optimiser notre travail, nous avons défini une répartition claire des tâches :</text:p>
      <text:list text:style-name="L4">
        <text:list-item>
          <text:p text:style-name="P10">Chady s'est occupé du changement de la charte graphique, de la sauvegarde des choix utilisateurs dans les cookies, de la vérification du contenu des formulaires côté client. </text:p>
        </text:list-item>
        <text:list-item>
          <text:p text:style-name="P10">Zied a continué sur l'admin avec l'implémentation de fonctionnalités permettant de modifier le statut VIP ou de bloquer un utilisateur directement dans le JSON (via AJAX) et a développé l'option de tri dans la page recherche. </text:p>
        </text:list-item>
        <text:list-item>
          <text:p text:style-name="P11">Dan a développé le système de stockage des voyages non payés, le panier qui s'ajoute au moment du récapitulatif et se vide au moment du retour du paiement, et s'est chargé de la correction de certains bugs. </text:p>
        </text:list-item>
      </text:list>
      <text:p text:style-name="P3"><text:span text:style-name="Strong_20_Emphasis">Défis d'apprentissage :</text:span> Vu le grand nombre de fonctionnalités et de concepts en JavaScript, nous avons eu plus de mal, comparé au PHP, à maîtriser les bases du langage. Il nous a fallu beaucoup plus de temps et de pratique pour mener à bien le travail concernant les nouvelles fonctionnalités du site.</text:p>
      <text:p text:style-name="P3"><text:span text:style-name="Strong_20_Emphasis">Complexité technique :</text:span> La plus grosse difficulté de cette phase a été le développement du système de panier. Une petite partie du tri reste encore à régler.</text:p>
      <text:p text:style-name="P3"><text:span text:style-name="Strong_20_Emphasis">Perspectives d'évolution :</text:span> Des discussions ont commencé concernant la migration vers une base de données SQL pour faciliter certaines fonctionnalités et améliorer les performances du site.</text:p>
      <text:h text:style-name="P2" text:outline-level="3">Conclusion et Perspectives</text:h>
      <text:p text:style-name="P12"><text:s/>Pour les prochaines versions, nous envisageons <text:span text:style-name="T1">l</text:span>a migration vers une base de données SQL <text:span text:style-name="T1">(En discussion)</text:span></text:p>
      <text:p text:style-name="P3"><text:span text:style-name="Strong_20_Emphasis">Apprentissages :</text:span> Ce projet nous a permis de renforcer nos compétences en développement web, en travail d'équipe et en gestion de projet. Nous avons également appris à surmonter efficacement les défis techniques et logistiques qui se sont présentés tout au long du développement.</text:p>
      <text:h text:style-name="P2" text:outline-level="3">Équipe du Projet</text:h>
      <text:list text:style-name="L5">
        <text:list-header>
          <text:p text:style-name="P13">Chady Zied Dan </text:p>
        </text:list-header>
      </text:list>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4T13:41:30.022291000</meta:creation-date>
    <dc:date>2025-05-04T22:39:48.233108700</dc:date>
    <meta:editing-duration>PT1H35M2S</meta:editing-duration>
    <meta:editing-cycles>1</meta:editing-cycles>
    <meta:document-statistic meta:table-count="0" meta:image-count="0" meta:object-count="0" meta:page-count="2" meta:paragraph-count="43" meta:word-count="1086" meta:character-count="6799" meta:non-whitespace-character-count="5754"/>
    <meta:generator>LibreOffice/25.2.2.2$Windows_X86_64 LibreOffice_project/7370d4be9e3cf6031a51beef54ff3bda878e3fac</meta:generator>
  </office:meta>
</office:document-meta>
</file>